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6a049" officeooo:paragraph-rsid="0006a049" style:font-weight-asian="bold" style:font-weight-complex="bold"/>
    </style:style>
    <style:style style:name="P2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0cm" style:auto-text-indent="false" style:page-number="auto"/>
      <style:text-properties fo:font-weight="bold" officeooo:rsid="0006a049" officeooo:paragraph-rsid="0006a049" style:font-weight-asian="bold" style:font-weight-complex="bold"/>
    </style:style>
    <style:style style:name="P3" style:family="paragraph" style:parent-style-name="Standard">
      <loext:graphic-properties draw:fill="none"/>
      <style:paragraph-properties fo:margin-left="2cm" fo:margin-right="0cm" fo:text-align="start" style:justify-single-word="false" fo:text-indent="0cm" style:auto-text-indent="false"/>
      <style:text-properties fo:font-weight="bold" officeooo:rsid="0006a049" officeooo:paragraph-rsid="0006a049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2cm" fo:margin-right="0cm" fo:text-align="start" style:justify-single-word="false" fo:text-indent="0cm" style:auto-text-indent="false"/>
      <style:text-properties fo:font-weight="normal" officeooo:rsid="0006a049" officeooo:paragraph-rsid="0006a04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ção da arquitetura de software</text:p>
      <text:p text:style-name="P1"><text:span text:style-name="T1"/></text:p>
      <text:p text:style-name="P2">A Camada de apresentação.</text:p>
      <text:p text:style-name="P3"><text:span text:style-name="T1">A camada de apresentação tem como responsabilidade conter todas os pacotes e classes referentes a parte gráfica do sistema, sua interface gráfica, seja ela, referente a cadastro de usuário ou compra de produtos.</text:span></text:p>
      <text:p text:style-name="P3"><text:span text:style-name="T1">Usara para demonstração gráfica um browser de internet e sera em sua maioria páginas web integradas ao java. A camada de apresentação se comunicara somente com a camada de logica de negocio.</text:span></text:p>
      <text:p text:style-name="P3"><text:span text:style-name="T1"/></text:p>
      <text:p text:style-name="P3">A camada de Logica de negocio.<text:span text:style-name="T1"> </text:span></text:p>
      <text:p text:style-name="P3"><text:span text:style-name="T1">A camada de lógica de negocio é responsável por fazer toda a comunicação entre interface gráfica e banco de dados, além de verificar eventuais regras de negocio implantadas no sistema. Comunica-se tanto com a camada de apresentação quanto com a camada de persistencia.</text:span></text:p>
      <text:p text:style-name="P3"><text:span text:style-name="T1"/></text:p>
      <text:p text:style-name="P3">A camada de persistência.</text:p>
      <text:p text:style-name="P4">A camada de persistência, ou , camada de banco de dados é a camada responsável por criar, excluir, editar e listar todos os dados referentes ao sistema e o que foi armazenado nele. Toda essa informação é então enviada para a camada de lógica de negocio que faz a filtragem dos dados necessários para serem exibidos na camada de apresentação.</text:p>
      <text:p text:style-name="P4">Comunica-se apenas com a camada de lógica de negocio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14:19:27.596124515</meta:creation-date>
    <dc:date>2015-11-17T14:35:43.976007944</dc:date>
    <meta:editing-duration>PT25S</meta:editing-duration>
    <meta:editing-cycles>1</meta:editing-cycles>
    <meta:document-statistic meta:table-count="0" meta:image-count="0" meta:object-count="0" meta:page-count="1" meta:paragraph-count="9" meta:word-count="196" meta:character-count="1180" meta:non-whitespace-character-count="992"/>
    <meta:generator>LibreOffice/4.4.2.2$Linux_X86_64 LibreOffice_project/40m0$Build-2</meta:generator>
  </office:meta>
</office:document-meta>
</file>